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30000001C903BBBBF.png" manifest:media-type="image/png"/>
  <manifest:file-entry manifest:full-path="Pictures/1000020100000437000001D6CF54E264.png" manifest:media-type="image/png"/>
  <manifest:file-entry manifest:full-path="Pictures/10000201000004320000016CFC1BBB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6.438cm" svg:x="1.001cm" svg:y="1.862cm">
          <draw:image xlink:href="Pictures/10000201000004320000016CFC1BBBEC.png" xlink:type="simple" xlink:show="embed" xlink:actuate="onLoad">
            <text:p/>
          </draw:image>
        </draw:frame>
        <draw:frame draw:style-name="gr1" draw:text-style-name="P1" draw:layer="layout" svg:width="18.999cm" svg:height="8.274cm" svg:x="0.9cm" svg:y="9.626cm">
          <draw:image xlink:href="Pictures/1000020100000437000001D6CF54E264.png" xlink:type="simple" xlink:show="embed" xlink:actuate="onLoad">
            <text:p/>
          </draw:image>
        </draw:frame>
        <draw:frame draw:style-name="gr1" draw:text-style-name="P1" draw:layer="layout" svg:width="18.657cm" svg:height="0.501cm" svg:x="1.143cm" svg:y="9.128cm">
          <draw:image xlink:href="Pictures/10000201000004230000001C903BBBB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</meta:initial-creator>
    <meta:creation-date>2014-11-24T17:33:32.210336611</meta:creation-date>
    <dc:date>2014-11-24T17:39:45.458049780</dc:date>
    <dc:creator>maxime </dc:creator>
    <meta:editing-duration>PT18S</meta:editing-duration>
    <meta:editing-cycles>1</meta:editing-cycles>
    <meta:document-statistic meta:object-count="3"/>
    <meta:generator>LibreOffice/4.3.3.2$Linux_X86_64 LibreOffice_project/430m0$Build-2</meta:generator>
  </office:meta>
</office:document-meta>
</file>